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03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09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1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23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14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30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16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15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19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11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3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24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11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0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0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0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04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09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1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15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2-0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14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18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07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1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3410666666667" calcext:value-type="float">
            <text:p>0.703410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7587096774194" calcext:value-type="float">
            <text:p>0.72758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902967741936" calcext:value-type="float">
            <text:p>0.67390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66408" calcext:value-type="float">
            <text:p>0.65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60464516129" calcext:value-type="float">
            <text:p>0.5976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22976" calcext:value-type="float">
            <text:p>0.5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0727741935484" calcext:value-type="float">
            <text:p>0.66072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850322580645" calcext:value-type="float">
            <text:p>0.68285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36944" calcext:value-type="float">
            <text:p>0.65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9200774193548" calcext:value-type="float">
            <text:p>0.70920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1144" calcext:value-type="float">
            <text:p>0.58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5262193548387" calcext:value-type="float">
            <text:p>0.63526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5681931034483" calcext:value-type="float">
            <text:p>0.555681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5054193548387" calcext:value-type="float">
            <text:p>0.49505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8755870967742" calcext:value-type="float">
            <text:p>0.41875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8112" calcext:value-type="float">
            <text:p>0.3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2654193548387" calcext:value-type="float">
            <text:p>0.34265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23792" calcext:value-type="float">
            <text:p>0.39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1711483870968" calcext:value-type="float">
            <text:p>0.32171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6286193548387" calcext:value-type="float">
            <text:p>0.44628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124" calcext:value-type="float">
            <text:p>0.48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7674064516129" calcext:value-type="float">
            <text:p>0.58767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16296" calcext:value-type="float">
            <text:p>0.5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5620903225806" calcext:value-type="float">
            <text:p>0.55562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1678" calcext:value-type="float">
            <text:p>0.47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127741935484" calcext:value-type="float">
            <text:p>0.43212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781935483871" calcext:value-type="float">
            <text:p>0.39378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3272" calcext:value-type="float">
            <text:p>0.4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420387096774" calcext:value-type="float">
            <text:p>0.43842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67912" calcext:value-type="float">
            <text:p>0.3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5921806451613" calcext:value-type="float">
            <text:p>0.45592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948903225806" calcext:value-type="float">
            <text:p>0.51294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02808" calcext:value-type="float">
            <text:p>0.5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574967741936" calcext:value-type="float">
            <text:p>0.71657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4048" calcext:value-type="float">
            <text:p>0.67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9565161290323" calcext:value-type="float">
            <text:p>0.69956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2954857142857" calcext:value-type="float">
            <text:p>0.672954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8581935483871" calcext:value-type="float">
            <text:p>0.69858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2783448275862" calcext:value-type="float">
            <text:p>0.592783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70168" calcext:value-type="float">
            <text:p>0.61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978322580645" calcext:value-type="float">
            <text:p>0.56397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84496" calcext:value-type="float">
            <text:p>0.49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539310344828" calcext:value-type="float">
            <text:p>0.649539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58432" calcext:value-type="float">
            <text:p>0.67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01" calcext:value-type="float">
            <text:p>0.8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8506580645161" calcext:value-type="float">
            <text:p>0.80850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89672" calcext:value-type="float">
            <text:p>0.77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7199483870968" calcext:value-type="float">
            <text:p>0.79719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0045428571429" calcext:value-type="float">
            <text:p>0.69004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9854451612903" calcext:value-type="float">
            <text:p>0.62985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1375483870968" calcext:value-type="float">
            <text:p>0.68137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98184" calcext:value-type="float">
            <text:p>0.62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4527741935484" calcext:value-type="float">
            <text:p>0.58452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498" calcext:value-type="float">
            <text:p>0.47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1335225806452" calcext:value-type="float">
            <text:p>0.53133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8009290322581" calcext:value-type="float">
            <text:p>0.73800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0752" calcext:value-type="float">
            <text:p>0.62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7535225806452" calcext:value-type="float">
            <text:p>0.60753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4796689655172" calcext:value-type="float">
            <text:p>0.514796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085419354839" calcext:value-type="float">
            <text:p>0.49908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900903225806" calcext:value-type="float">
            <text:p>0.50990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60976" calcext:value-type="float">
            <text:p>0.4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3897548387097" calcext:value-type="float">
            <text:p>0.43389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85208" calcext:value-type="float">
            <text:p>0.45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8588129032258" calcext:value-type="float">
            <text:p>0.42858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2705806451613" calcext:value-type="float">
            <text:p>0.63270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8976" calcext:value-type="float">
            <text:p>0.7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925935483871" calcext:value-type="float">
            <text:p>0.78392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8477935483871" calcext:value-type="float">
            <text:p>0.62847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9743428571429" calcext:value-type="float">
            <text:p>0.55974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1364129032258" calcext:value-type="float">
            <text:p>0.54136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5435870967742" calcext:value-type="float">
            <text:p>0.52543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4172" calcext:value-type="float">
            <text:p>0.6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3261161290323" calcext:value-type="float">
            <text:p>0.55326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1055384615385" calcext:value-type="float">
            <text:p>0.531055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789677419355" calcext:value-type="float">
            <text:p>0.62778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7737548387097" calcext:value-type="float">
            <text:p>0.67773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18072" calcext:value-type="float">
            <text:p>0.64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025379310345" calcext:value-type="float">
            <text:p>0.676025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64656" calcext:value-type="float">
            <text:p>0.62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5331612903226" calcext:value-type="float">
            <text:p>0.62533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4652" calcext:value-type="float">
            <text:p>0.6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025032258065" calcext:value-type="float">
            <text:p>0.65502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1554838709677" calcext:value-type="float">
            <text:p>0.64155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7496" calcext:value-type="float">
            <text:p>0.61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091096774194" calcext:value-type="float">
            <text:p>0.56909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1876" calcext:value-type="float">
            <text:p>0.5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6575225806452" calcext:value-type="float">
            <text:p>0.54657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28256" calcext:value-type="float">
            <text:p>0.71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1109161290323" calcext:value-type="float">
            <text:p>0.86110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20888" calcext:value-type="float">
            <text:p>0.81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6112258064516" calcext:value-type="float">
            <text:p>0.72611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8818285714286" calcext:value-type="float">
            <text:p>0.668818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5458838709677" calcext:value-type="float">
            <text:p>0.63545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7321290322581" calcext:value-type="float">
            <text:p>0.56732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34584" calcext:value-type="float">
            <text:p>0.5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7610580645161" calcext:value-type="float">
            <text:p>0.49761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23232" calcext:value-type="float">
            <text:p>0.4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9039225806452" calcext:value-type="float">
            <text:p>0.44903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67984" calcext:value-type="float">
            <text:p>0.5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8492" calcext:value-type="float">
            <text:p>0.8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929290322581" calcext:value-type="float">
            <text:p>0.85992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2073655172414" calcext:value-type="float">
            <text:p>0.852073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7766193548387" calcext:value-type="float">
            <text:p>0.85776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7482838709677" calcext:value-type="float">
            <text:p>0.82748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2456" calcext:value-type="float">
            <text:p>0.77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2711483870968" calcext:value-type="float">
            <text:p>0.70271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62904" calcext:value-type="float">
            <text:p>0.59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302709677419" calcext:value-type="float">
            <text:p>0.61530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1543225806452" calcext:value-type="float">
            <text:p>0.67154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09584" calcext:value-type="float">
            <text:p>0.86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940903225806" calcext:value-type="float">
            <text:p>0.82994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148" calcext:value-type="float">
            <text:p>0.67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5938838709678" calcext:value-type="float">
            <text:p>0.665938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5765428571429" calcext:value-type="float">
            <text:p>0.73576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5597419354839" calcext:value-type="float">
            <text:p>0.78559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19872" calcext:value-type="float">
            <text:p>0.8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0062451612903" calcext:value-type="float">
            <text:p>0.77006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45808" calcext:value-type="float">
            <text:p>0.6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4082322580645" calcext:value-type="float">
            <text:p>0.63408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2937032258065" calcext:value-type="float">
            <text:p>0.71293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462709677419" calcext:value-type="float">
            <text:p>0.75246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32904" calcext:value-type="float">
            <text:p>0.7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3665806451613" calcext:value-type="float">
            <text:p>0.69366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7601142857143" calcext:value-type="float">
            <text:p>0.727601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170064516129" calcext:value-type="float">
            <text:p>0.74617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6424516129032" calcext:value-type="float">
            <text:p>0.76642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57872" calcext:value-type="float">
            <text:p>0.7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7776" calcext:value-type="float">
            <text:p>0.7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055054545455" calcext:value-type="float">
            <text:p>1.010550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044" calcext:value-type="float">
            <text:p>0.9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9871483870968" calcext:value-type="float">
            <text:p>0.83987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866" calcext:value-type="float">
            <text:p>0.83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9755870967742" calcext:value-type="float">
            <text:p>0.79975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915612903226" calcext:value-type="float">
            <text:p>0.72591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6752" calcext:value-type="float">
            <text:p>0.72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125677419355" calcext:value-type="float">
            <text:p>0.64912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97168" calcext:value-type="float">
            <text:p>0.6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561290322581" calcext:value-type="float">
            <text:p>0.58256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970580645161" calcext:value-type="float">
            <text:p>0.71097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7128" calcext:value-type="float">
            <text:p>0.8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9188903225807" calcext:value-type="float">
            <text:p>0.909188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44408" calcext:value-type="float">
            <text:p>0.83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3179870967742" calcext:value-type="float">
            <text:p>0.76317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3110620689655" calcext:value-type="float">
            <text:p>0.793110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4660387096774" calcext:value-type="float">
            <text:p>0.83466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8096" calcext:value-type="float">
            <text:p>0.8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4753032258065" calcext:value-type="float">
            <text:p>0.76475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4008" calcext:value-type="float">
            <text:p>0.7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697032258065" calcext:value-type="float">
            <text:p>0.69769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8338838709678" calcext:value-type="float">
            <text:p>0.818338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852" calcext:value-type="float">
            <text:p>0.84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9472258064516" calcext:value-type="float">
            <text:p>0.93947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3752" calcext:value-type="float">
            <text:p>0.8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833290322581" calcext:value-type="float">
            <text:p>0.85383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9169714285714" calcext:value-type="float">
            <text:p>0.759169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5678451612903" calcext:value-type="float">
            <text:p>0.74567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789935483871" calcext:value-type="float">
            <text:p>0.7678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84288" calcext:value-type="float">
            <text:p>0.73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255741935484" calcext:value-type="float">
            <text:p>0.69425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8292" calcext:value-type="float">
            <text:p>0.55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3845161290323" calcext:value-type="float">
            <text:p>0.65384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531612903226" calcext:value-type="float">
            <text:p>0.70153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33464" calcext:value-type="float">
            <text:p>0.66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8500903225806" calcext:value-type="float">
            <text:p>0.73850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37984" calcext:value-type="float">
            <text:p>0.72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4238451612903" calcext:value-type="float">
            <text:p>0.65423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5126857142857" calcext:value-type="float">
            <text:p>0.525126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8275612903226" calcext:value-type="float">
            <text:p>0.55827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1537806451613" calcext:value-type="float">
            <text:p>0.43153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56784" calcext:value-type="float">
            <text:p>0.52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2214451612903" calcext:value-type="float">
            <text:p>0.46221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1408" calcext:value-type="float">
            <text:p>0.46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2746580645161" calcext:value-type="float">
            <text:p>0.44274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9230193548387" calcext:value-type="float">
            <text:p>0.37923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6352" calcext:value-type="float">
            <text:p>0.40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4070967741935" calcext:value-type="float">
            <text:p>0.494070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56328" calcext:value-type="float">
            <text:p>0.46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279741935484" calcext:value-type="float">
            <text:p>0.50527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6650857142857" calcext:value-type="float">
            <text:p>0.526650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5152516129032" calcext:value-type="float">
            <text:p>0.49515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037" calcext:value-type="float">
            <text:p>0.4230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7544" calcext:value-type="float">
            <text:p>0.37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4366193548387" calcext:value-type="float">
            <text:p>0.32436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27704" calcext:value-type="float">
            <text:p>0.3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102709677419" calcext:value-type="float">
            <text:p>0.53910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7662451612903" calcext:value-type="float">
            <text:p>0.61766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39712" calcext:value-type="float">
            <text:p>0.6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998967741935" calcext:value-type="float">
            <text:p>0.67999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8782" calcext:value-type="float">
            <text:p>0.668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7677846153846" calcext:value-type="float">
            <text:p>0.5876778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1913379310345" calcext:value-type="float">
            <text:p>0.541913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7766709677419" calcext:value-type="float">
            <text:p>0.51776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4770838709677" calcext:value-type="float">
            <text:p>0.46477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56456" calcext:value-type="float">
            <text:p>0.41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7284" calcext:value-type="float">
            <text:p>0.3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1792" calcext:value-type="float">
            <text:p>0.69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945290322581" calcext:value-type="float">
            <text:p>0.60694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1960888888889" calcext:value-type="float">
            <text:p>0.561960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157677419355" calcext:value-type="float">
            <text:p>0.52415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7517935483871" calcext:value-type="float">
            <text:p>0.56751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70552" calcext:value-type="float">
            <text:p>0.46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48464516129" calcext:value-type="float">
            <text:p>0.3994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4376" calcext:value-type="float">
            <text:p>0.40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2289548387097" calcext:value-type="float">
            <text:p>0.52228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2746580645161" calcext:value-type="float">
            <text:p>0.44274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04688" calcext:value-type="float">
            <text:p>0.5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202322580645" calcext:value-type="float">
            <text:p>0.45120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01008" calcext:value-type="float">
            <text:p>0.40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8594064516129" calcext:value-type="float">
            <text:p>0.32859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755428571429" calcext:value-type="float">
            <text:p>0.27475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966967741935" calcext:value-type="float">
            <text:p>0.423966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2665548387097" calcext:value-type="float">
            <text:p>0.48266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73192" calcext:value-type="float">
            <text:p>0.54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8443096774194" calcext:value-type="float">
            <text:p>0.71844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3192" calcext:value-type="float">
            <text:p>0.8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9582451612903" calcext:value-type="float">
            <text:p>0.73958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6522838709677" calcext:value-type="float">
            <text:p>0.76652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4856" calcext:value-type="float">
            <text:p>0.78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0652387096774" calcext:value-type="float">
            <text:p>0.77065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2724" calcext:value-type="float">
            <text:p>0.71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517677419355" calcext:value-type="float">
            <text:p>0.73751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1985142857143" calcext:value-type="float">
            <text:p>0.75198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8452" calcext:value-type="float">
            <text:p>0.5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9996" calcext:value-type="float">
            <text:p>0.7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2084" calcext:value-type="float">
            <text:p>0.6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5028" calcext:value-type="float">
            <text:p>0.6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3616" calcext:value-type="float">
            <text:p>0.4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38672" calcext:value-type="float">
            <text:p>0.6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1632" calcext:value-type="float">
            <text:p>0.6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524" calcext:value-type="float">
            <text:p>0.50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5" calcext:value-type="float">
            <text:p>0.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82" calcext:value-type="float">
            <text:p>0.59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4548" calcext:value-type="float">
            <text:p>0.5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996" calcext:value-type="float">
            <text:p>0.47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412" calcext:value-type="float">
            <text:p>0.50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510823453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748" meta:object-count="0"/>
    <meta:user-defined meta:name="AppVersion">3.0</meta:user-defined>
  </office:meta>
</office:document-meta>
</file>